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F00000242BCA532F0E56A19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pitch="fixed"/>
    <style:font-face style:name="LM Mono 10" svg:font-family="'LM Mono 10'" style:font-pitch="fixed"/>
    <style:font-face style:name="LM Mono Light 10" svg:font-family="'LM Mono Light 10'" style:font-pitch="fixed"/>
    <style:font-face style:name="Courier New" svg:font-family="'Courier New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00" draw:textarea-horizontal-align="justify" draw:textarea-vertical-align="middle" draw:auto-grow-height="false" fo:min-height="0.199cm" fo:min-width="0.322cm"/>
    </style:style>
    <style:style style:name="gr2" style:family="graphic" style:parent-style-name="standard">
      <style:graphic-properties svg:stroke-color="#000000" draw:fill-color="#00cc33" draw:textarea-horizontal-align="justify" draw:textarea-vertical-align="middle" draw:auto-grow-height="false" fo:min-height="0.316cm" fo:min-width="1.069cm"/>
    </style:style>
    <style:style style:name="gr3" style:family="graphic" style:parent-style-name="standard">
      <style:graphic-properties svg:stroke-color="#000000" draw:fill-color="#999999" draw:textarea-horizontal-align="justify" draw:textarea-vertical-align="middle" draw:auto-grow-height="false" fo:min-height="0.236cm" fo:min-width="1.151cm"/>
    </style:style>
    <style:style style:name="gr4" style:family="graphic" style:parent-style-name="standard">
      <style:graphic-properties svg:stroke-color="#000000" draw:fill-color="#ffff99" draw:textarea-horizontal-align="justify" draw:textarea-vertical-align="middle" draw:auto-grow-height="false" fo:min-height="0.247cm" fo:min-width="1.672cm"/>
    </style:style>
    <style:style style:name="gr5" style:family="graphic" style:parent-style-name="objectwithoutfill">
      <style:graphic-properties draw:marker-end="Arrow" draw:marker-end-width="0.203cm" draw:fill="none" draw:textarea-vertical-align="middle"/>
    </style:style>
    <style:style style:name="gr6" style:family="graphic" style:parent-style-name="standard">
      <style:graphic-properties svg:stroke-color="#000000" draw:fill-color="#ffff99" draw:textarea-horizontal-align="justify" draw:textarea-vertical-align="middle" draw:auto-grow-height="false" fo:min-height="0.258cm" fo:min-width="1.672cm"/>
    </style:style>
    <style:style style:name="gr7" style:family="graphic" style:parent-style-name="standard">
      <style:graphic-properties svg:stroke-color="#000000" draw:fill-color="#00cc33" draw:textarea-horizontal-align="justify" draw:textarea-vertical-align="middle" draw:auto-grow-height="false" fo:min-height="0.201cm" fo:min-width="0.446cm"/>
    </style:style>
    <style:style style:name="gr8" style:family="graphic" style:parent-style-name="standard">
      <style:graphic-properties svg:stroke-color="#000000" draw:fill-color="#00cc33" draw:textarea-horizontal-align="justify" draw:textarea-vertical-align="middle" draw:auto-grow-height="false" fo:min-height="0.21cm" fo:min-width="0.446cm"/>
    </style:style>
    <style:style style:name="gr9" style:family="graphic" style:parent-style-name="objectwithoutfill">
      <style:graphic-properties draw:stroke="dash" draw:stroke-dash="Fine_20_Dashed" draw:fill="none" draw:textarea-vertical-align="middle"/>
    </style:style>
    <style:style style:name="gr10" style:family="graphic" style:parent-style-name="standard">
      <style:graphic-properties svg:stroke-color="#000000" draw:fill-color="#999999" draw:textarea-horizontal-align="justify" draw:textarea-vertical-align="middle" draw:auto-grow-height="false" fo:min-height="0.236cm" fo:min-width="0.72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7cm" fo:min-width="6.128cm" fo:padding-right="0cm"/>
    </style:style>
    <style:style style:name="gr12" style:family="graphic" style:parent-style-name="standard">
      <style:graphic-properties svg:stroke-color="#000000" draw:fill-color="#dddddd" draw:textarea-horizontal-align="justify" draw:textarea-vertical-align="middle" draw:auto-grow-height="false" fo:min-height="0.236cm" fo:min-width="1.659cm"/>
    </style:style>
    <style:style style:name="gr13" style:family="graphic" style:parent-style-name="standard">
      <style:graphic-properties draw:stroke="dash" draw:stroke-dash="Fine_20_Dashed" svg:stroke-color="#000000" draw:fill="none" draw:fill-color="#000000" draw:textarea-horizontal-align="justify" draw:textarea-vertical-align="middle" draw:auto-grow-height="false" fo:min-height="8.641cm" fo:min-width="12.11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cm" fo:min-width="3.18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07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5.912cm" fo:padding-right="0cm"/>
    </style:style>
    <style:style style:name="gr17" style:family="graphic" style:parent-style-name="standard">
      <style:graphic-properties svg:stroke-color="#000000" draw:fill-color="#ffff00" draw:textarea-horizontal-align="justify" draw:textarea-vertical-align="middle" draw:auto-grow-height="false" fo:min-height="0.258cm" fo:min-width="0.64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5cm" fo:min-width="2.6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4.464cm" fo:padding-right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5.747cm" fo:padding-right="0cm"/>
    </style:style>
    <style:style style:name="gr21" style:family="graphic" style:parent-style-name="standard">
      <style:graphic-properties draw:stroke="dash" draw:stroke-dash="Fine_20_Dashed" svg:stroke-color="#000000" draw:fill="none" draw:fill-color="#000000" draw:textarea-horizontal-align="justify" draw:textarea-vertical-align="middle" draw:auto-grow-height="false" fo:min-height="12.959cm" fo:min-width="8.24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2cm" fo:min-width="0cm"/>
    </style:style>
    <style:style style:name="gr24" style:family="graphic" style:parent-style-name="standard">
      <style:graphic-properties svg:stroke-color="#000000" draw:fill-color="#ffff99" draw:textarea-horizontal-align="justify" draw:textarea-vertical-align="middle" draw:auto-grow-height="false" fo:min-height="0.553cm" fo:min-width="1.44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4cm" fo:min-width="1.01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4.22cm"/>
    </style:style>
    <style:style style:name="gr28" style:family="graphic" style:parent-style-name="standard">
      <style:graphic-properties svg:stroke-color="#000000" draw:fill-color="#ffff99" draw:textarea-horizontal-align="justify" draw:textarea-vertical-align="middle" draw:auto-grow-height="false" fo:min-height="0.201cm" fo:min-width="0.446cm"/>
    </style:style>
    <style:style style:name="gr29" style:family="graphic" style:parent-style-name="standard">
      <style:graphic-properties svg:stroke-color="#000000" draw:fill="none" draw:fill-color="#00cc33" draw:textarea-horizontal-align="justify" draw:textarea-vertical-align="middle" draw:auto-grow-height="false" fo:min-height="0.201cm" fo:min-width="0.446cm"/>
    </style:style>
    <style:style style:name="gr30" style:family="graphic" style:parent-style-name="standard">
      <style:graphic-properties svg:stroke-color="#000000" draw:fill="none" draw:fill-color="#00cc33" draw:textarea-horizontal-align="justify" draw:textarea-vertical-align="middle" draw:auto-grow-height="false" fo:min-height="0.21cm" fo:min-width="0.446cm"/>
    </style:style>
    <style:style style:name="gr31" style:family="graphic" style:parent-style-name="standard">
      <style:graphic-properties draw:stroke="dash" draw:stroke-dash="Fine_20_Dashed" svg:stroke-color="#000000" draw:fill="none" draw:fill-color="#000000" draw:textarea-horizontal-align="justify" draw:textarea-vertical-align="middle" draw:auto-grow-height="false" fo:min-height="0.438cm" fo:min-width="3.40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4.13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3.037cm" fo:padding-top="0.025cm" fo:padding-bottom="0.025cm" fo:padding-left="0.025cm" fo:padding-right="0.02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9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29cm"/>
    </style:style>
    <style:style style:name="gr36" style:family="graphic" style:parent-style-name="standard">
      <style:graphic-properties draw:stroke="solid" svg:stroke-color="#000000" draw:fill="solid" draw:fill-color="#66ffff" draw:textarea-horizontal-align="left" draw:auto-grow-height="true" draw:auto-grow-width="false" fo:min-height="0.518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09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94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7cm" fo:min-width="0cm"/>
    </style:style>
    <style:style style:name="gr40" style:family="graphic" style:parent-style-name="standard">
      <style:graphic-properties draw:stroke="dash" draw:stroke-dash="Fine_20_Dashed" svg:stroke-color="#000000" draw:fill="none" draw:fill-color="#000000" draw:textarea-horizontal-align="justify" draw:textarea-vertical-align="middle" draw:auto-grow-height="false" fo:min-height="4.831cm" fo:min-width="14.10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4.38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3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7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3cm" fo:min-width="0cm"/>
    </style:style>
    <style:style style:name="gr4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0.518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2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07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14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27cm" fo:min-width="0cm"/>
    </style:style>
    <style:style style:name="gr52" style:family="graphic" style:parent-style-name="standard">
      <style:graphic-properties svg:stroke-color="#000000" draw:fill-color="#00cc33" draw:textarea-horizontal-align="justify" draw:textarea-vertical-align="middle" draw:auto-grow-height="false" fo:min-height="0.095cm" fo:min-width="0cm"/>
    </style:style>
    <style:style style:name="gr53" style:family="graphic" style:parent-style-name="objectwithoutfill">
      <style:graphic-properties draw:marker-end="Arrow" draw:marker-end-width="0.102cm" draw:fill="none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64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21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9cm" fo:min-width="0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59cm"/>
    </style:style>
    <style:style style:name="gr60" style:family="graphic" style:parent-style-name="objectwithoutfill">
      <style:graphic-properties draw:stroke="solid" draw:stroke-dash="Ultrafine_20_Dashed" draw:marker-end="Short_20_line_20_Arrow" draw:marker-end-width="0.3cm"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62" style:family="graphic" style:parent-style-name="objectwithoutfill">
      <style:graphic-properties draw:marker-start="Diamond" draw:marker-end="Short_20_line_20_Arrow" draw:marker-end-width="0.203cm" draw:fill="none" draw:textarea-vertical-align="middl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6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cm"/>
    </style:style>
    <style:style style:name="gr66" style:family="graphic" style:parent-style-name="standard">
      <style:graphic-properties draw:stroke="dash" draw:stroke-dash="Fine_20_Dashed" svg:stroke-color="#000000" draw:fill="none" draw:textarea-vertical-align="middle" draw:auto-grow-height="false" fo:min-height="3.304cm" fo:min-width="0.135cm"/>
    </style:style>
    <style:style style:name="gr67" style:family="graphic" style:parent-style-name="standard">
      <style:graphic-properties draw:stroke="dash" draw:stroke-dash="Fine_20_Dashed" svg:stroke-color="#000000" draw:fill="none" draw:textarea-vertical-align="middle" draw:auto-grow-height="false" fo:min-height="2.036cm" fo:min-width="0.135cm"/>
    </style:style>
    <style:style style:name="gr68" style:family="graphic" style:parent-style-name="standard">
      <style:graphic-properties svg:stroke-color="#000000" draw:fill="none" draw:fill-color="#00cc33" draw:textarea-horizontal-align="justify" draw:textarea-vertical-align="middle" draw:auto-grow-height="false" fo:min-height="0.785cm" fo:min-width="0.513cm"/>
    </style:style>
    <style:style style:name="P1" style:family="paragraph">
      <loext:graphic-properties draw:fill-color="#ffff00"/>
      <style:paragraph-properties fo:text-align="center"/>
      <style:text-properties fo:font-size="18pt"/>
    </style:style>
    <style:style style:name="P2" style:family="paragraph">
      <loext:graphic-properties draw:fill-color="#00cc33"/>
      <style:paragraph-properties fo:text-align="center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-color="#999999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loext:graphic-properties draw:fill-color="#ffff99"/>
      <style:paragraph-properties fo:text-align="center"/>
      <style:text-properties fo:font-size="10pt" fo:font-weight="normal" style:font-size-asian="10pt" style:font-weight-asian="bold" style:font-size-complex="10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cc33"/>
      <style:paragraph-properties fo:text-align="center"/>
      <style:text-properties fo:font-size="10pt" style:font-size-asian="10pt" style:font-size-complex="10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P10" style:family="paragraph">
      <loext:graphic-properties draw:fill-color="#dddddd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>
      <loext:graphic-properties draw:fill="none" draw:fill-color="#000000"/>
      <style:paragraph-properties fo:text-align="center"/>
    </style:style>
    <style:style style:name="P12" style:family="paragraph">
      <loext:graphic-properties draw:fill="none" draw:fill-color="#ffffff"/>
      <style:text-properties fo:font-size="12pt" style:font-size-asian="10pt" style:font-size-complex="10pt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16" style:family="paragraph">
      <loext:graphic-properties draw:fill-color="#ffff00"/>
      <style:paragraph-properties fo:text-align="center"/>
      <style:text-properties fo:font-size="10pt" fo:font-weight="normal" style:font-size-asian="10pt" style:font-weight-asian="bold" style:font-size-complex="10pt" style:font-weight-complex="bold"/>
    </style:style>
    <style:style style:name="P17" style:family="paragraph">
      <loext:graphic-properties draw:fill="none" draw:fill-color="#ffffff"/>
      <style:paragraph-properties fo:text-align="end"/>
      <style:text-properties fo:font-size="12pt" style:font-size-asian="10pt" style:font-size-complex="10pt"/>
    </style:style>
    <style:style style:name="P18" style:family="paragraph">
      <loext:graphic-properties draw:fill="none" draw:fill-color="#ffffff"/>
      <style:text-properties fo:font-size="12pt" style:font-size-asian="12pt" style:font-size-complex="12pt"/>
    </style:style>
    <style:style style:name="P19" style:family="paragraph">
      <loext:graphic-properties draw:fill-color="#ffff99"/>
      <style:paragraph-properties fo:text-align="center"/>
      <style:text-properties fo:font-size="18pt"/>
    </style:style>
    <style:style style:name="P20" style:family="paragraph">
      <loext:graphic-properties draw:fill="none" draw:fill-color="#00cc33"/>
      <style:paragraph-properties fo:text-align="center"/>
      <style:text-properties fo:font-size="18pt"/>
    </style:style>
    <style:style style:name="P21" style:family="paragraph">
      <loext:graphic-properties draw:fill="none" draw:fill-color="#ffffff"/>
      <style:text-properties fo:font-size="10pt" style:font-size-asian="10pt" style:font-size-complex="10pt"/>
    </style:style>
    <style:style style:name="P2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3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24" style:family="paragraph">
      <loext:graphic-properties draw:fill="solid" draw:fill-color="#66ffff"/>
      <style:paragraph-properties fo:text-align="start"/>
      <style:text-properties fo:font-size="12pt" style:font-size-asian="12pt" style:font-size-complex="12pt"/>
    </style:style>
    <style:style style:name="P25" style:family="paragraph">
      <loext:graphic-properties draw:fill="none" draw:fill-color="#ffffff"/>
      <style:paragraph-properties fo:text-align="start"/>
      <style:text-properties fo:font-size="24pt" style:font-size-asian="24pt" style:font-size-complex="24pt"/>
    </style:style>
    <style:style style:name="P26" style:family="paragraph">
      <loext:graphic-properties draw:fill="none" draw:fill-color="#ffffff"/>
    </style:style>
    <style:style style:name="P27" style:family="paragraph">
      <loext:graphic-properties draw:fill="solid" draw:fill-color="#ffffff"/>
      <style:paragraph-properties fo:text-align="start"/>
      <style:text-properties fo:font-size="12pt" style:font-size-asian="12pt" style:font-size-complex="12pt"/>
    </style:style>
    <style:style style:name="P28" style:family="paragraph">
      <loext:graphic-properties draw:fill="none" draw:fill-color="#ffffff"/>
      <style:text-properties fo:font-size="10pt"/>
    </style:style>
    <style:style style:name="P29" style:family="paragraph">
      <loext:graphic-properties draw:fill="none" draw:fill-color="#ffffff"/>
      <style:paragraph-properties fo:text-align="start"/>
    </style:style>
    <style:style style:name="P30" style:family="paragraph">
      <loext:graphic-properties draw:fill="none" draw:fill-color="#ffffff"/>
      <style:text-properties fo:color="#000000" fo:font-size="12pt" style:font-size-asian="12pt" style:font-size-complex="12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font-weight="normal" style:font-size-asian="10pt" style:font-weight-asian="bold" style:font-size-complex="10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Liberation Sans1" fo:font-size="10pt" style:font-size-asian="10pt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2pt" style:font-size-asian="10pt" style:font-size-complex="10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name="LM Mono 10" fo:font-size="11pt" style:font-size-asian="11pt" style:font-size-complex="11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10pt"/>
    </style:style>
    <style:style style:name="T12" style:family="text">
      <style:text-properties fo:color="#000000" fo:font-size="12pt" style:font-size-asian="12pt" style:font-size-complex="12pt"/>
    </style:style>
    <style:style style:name="T13" style:family="text">
      <style:text-properties fo:color="#00000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7cm" svg:height="0.497cm" svg:x="20.111cm" svg:y="3.6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629cm" svg:height="0.626cm" svg:x="21.342cm" svg:y="3.6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" draw:id="id1" draw:layer="layout" svg:width="1.651cm" svg:height="0.486cm" svg:x="17.383cm" svg:y="5.445cm">
          <text:p text:style-name="P3"><text:span text:style-name="T1">mast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8" draw:id="id8" draw:layer="layout" svg:width="2.172cm" svg:height="0.497cm" svg:x="17.383cm" svg:y="7.827cm">
          <text:p text:style-name="P3"><text:span text:style-name="T2">origin/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draw:type="line" svg:x1="19.034cm" svg:y1="5.688cm" svg:x2="21.614cm" svg:y2="5.015cm" draw:start-shape="id1" draw:start-glue-point="1" draw:end-shape="id2" draw:end-glue-point="3" svg:d="M19034 5688l2580-673" svg:viewBox="0 0 2581 674">
          <text:p/>
        </draw:connector>
        <draw:custom-shape draw:style-name="gr6" draw:text-style-name="P5" xml:id="id11" draw:id="id11" draw:layer="layout" svg:width="2.172cm" svg:height="0.508cm" svg:x="17.383cm" svg:y="8.587cm">
          <text:p text:style-name="P3"><text:span text:style-name="T2">bob/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4" draw:id="id4" draw:layer="layout" svg:width="0.994cm" svg:height="0.499cm" svg:x="21.616cm" svg:y="7.8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xml:id="id3" draw:id="id3" draw:layer="layout" svg:width="0.994cm" svg:height="0.508cm" svg:x="21.616cm" svg:y="5.8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22.113cm" svg:y1="6.332cm" svg:x2="22.113cm" svg:y2="7.834cm" draw:start-shape="id3" draw:start-glue-point="2" draw:end-shape="id4" draw:end-glue-point="0" svg:d="M22113 6332v1502" svg:viewBox="0 0 1 1503">
          <text:p/>
        </draw:connector>
        <draw:connector draw:style-name="gr5" draw:text-style-name="P6" draw:layer="layout" draw:type="line" svg:x1="19.555cm" svg:y1="8.075cm" svg:x2="21.616cm" svg:y2="8.083cm" draw:end-shape="id4" draw:end-glue-point="3" svg:d="M19555 8075l2061 8" svg:viewBox="0 0 2062 9">
          <text:p/>
        </draw:connector>
        <draw:connector draw:style-name="gr5" draw:text-style-name="P6" draw:layer="layout" draw:type="line" svg:x1="19.555cm" svg:y1="8.841cm" svg:x2="22.697cm" svg:y2="8.836cm" draw:end-shape="id5" svg:d="M19555 8841l3142-5" svg:viewBox="0 0 3143 6">
          <text:p/>
        </draw:connector>
        <draw:connector draw:style-name="gr9" draw:text-style-name="P6" draw:layer="layout" draw:type="line" svg:x1="17.002cm" svg:y1="6.398cm" svg:x2="17.383cm" svg:y2="5.688cm" draw:start-shape="id6" draw:end-shape="id1" draw:end-glue-point="3" svg:d="M17002 6398l381-710" svg:viewBox="0 0 382 711">
          <text:p/>
        </draw:connector>
        <draw:connector draw:style-name="gr9" draw:text-style-name="P6" draw:layer="layout" draw:type="line" svg:x1="16.943cm" svg:y1="8.3cm" svg:x2="17.383cm" svg:y2="8.075cm" draw:start-shape="id7" draw:start-glue-point="1" draw:end-shape="id8" draw:end-glue-point="3" svg:d="M16943 8300l440-225" svg:viewBox="0 0 441 226">
          <text:p/>
        </draw:connector>
        <draw:custom-shape draw:style-name="gr10" draw:text-style-name="P4" xml:id="id9" draw:id="id9" draw:layer="layout" svg:width="1.222cm" svg:height="0.486cm" svg:x="15.272cm" svg:y="4.324cm">
          <text:p text:style-name="P3"><text:span text:style-name="T1">H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draw:type="line" svg:x1="16.494cm" svg:y1="4.567cm" svg:x2="17.383cm" svg:y2="5.688cm" draw:start-shape="id9" draw:start-glue-point="1" draw:end-shape="id1" svg:d="M16494 4567l889 1121" svg:viewBox="0 0 890 1122">
          <text:p/>
        </draw:connector>
        <draw:custom-shape draw:style-name="gr7" draw:text-style-name="P2" xml:id="id5" draw:id="id5" draw:layer="layout" svg:width="0.994cm" svg:height="0.499cm" svg:x="22.697cm" svg:y="8.5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22.113cm" svg:y1="8.333cm" svg:x2="22.114cm" svg:y2="9.485cm" draw:start-shape="id4" draw:start-glue-point="2" draw:end-shape="id10" svg:d="M22113 8333l1 1152" svg:viewBox="0 0 2 1153">
          <text:p/>
        </draw:connector>
        <draw:frame draw:style-name="gr11" draw:text-style-name="P9" xml:id="id6" draw:id="id6" draw:layer="layout" svg:width="6.378cm" svg:height="1.907cm" svg:x="10.624cm" svg:y="5.445cm">
          <draw:text-box>
            <text:p text:style-name="P8"><text:span text:style-name="T3">local branch (aka head)</text:span></text:p>
            <text:p text:style-name="P8"><text:span text:style-name="T4">refs/heads/...</text:span></text:p>
            <text:p text:style-name="P8"><text:span text:style-name="T5">Can be checked out and committed </text:span><text:span text:style-name="T5">to.</text:span></text:p>
          </draw:text-box>
        </draw:frame>
        <draw:connector draw:style-name="gr9" draw:text-style-name="P6" draw:layer="layout" draw:type="line" svg:x1="16.943cm" svg:y1="8.3cm" svg:x2="17.383cm" svg:y2="8.841cm" draw:start-shape="id7" draw:end-shape="id11" draw:end-glue-point="3" svg:d="M16943 8300l440 541" svg:viewBox="0 0 441 542">
          <text:p/>
        </draw:connector>
        <draw:custom-shape draw:style-name="gr7" draw:text-style-name="P2" xml:id="id12" draw:id="id12" draw:layer="layout" svg:width="0.994cm" svg:height="0.499cm" svg:x="22.675cm" svg:y="6.809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23.172cm" svg:y1="7.308cm" svg:x2="22.114cm" svg:y2="9.485cm" draw:start-shape="id12" draw:start-glue-point="2" draw:end-shape="id10" draw:end-glue-point="0" svg:d="M23172 7308l-1058 2177" svg:viewBox="0 0 1059 2178">
          <text:p/>
        </draw:connector>
        <draw:connector draw:style-name="gr5" draw:text-style-name="P6" draw:layer="layout" draw:type="line" svg:x1="22.113cm" svg:y1="6.332cm" svg:x2="23.172cm" svg:y2="6.809cm" draw:start-shape="id3" draw:start-glue-point="2" draw:end-shape="id12" draw:end-glue-point="0" svg:d="M22113 6332l1059 477" svg:viewBox="0 0 1060 478">
          <text:p/>
        </draw:connector>
        <draw:custom-shape draw:style-name="gr7" draw:text-style-name="P2" xml:id="id10" draw:id="id10" draw:layer="layout" svg:width="0.994cm" svg:height="0.499cm" svg:x="21.617cm" svg:y="9.4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23.194cm" svg:y1="9.086cm" svg:x2="22.113cm" svg:y2="10.628cm" draw:end-shape="id13" draw:end-glue-point="0" svg:d="M23194 9086l-1081 1542" svg:viewBox="0 0 1082 1543">
          <text:p/>
        </draw:connector>
        <draw:custom-shape draw:style-name="gr12" draw:text-style-name="P10" xml:id="id14" draw:id="id14" draw:layer="layout" svg:width="2.159cm" svg:height="0.486cm" svg:x="17.383cm" svg:y="6.842cm">
          <text:p text:style-name="P3"><text:span text:style-name="T6">mygroup/foo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9.542cm" svg:y1="7.085cm" svg:x2="22.675cm" svg:y2="7.058cm" draw:start-shape="id14" draw:start-glue-point="1" draw:end-shape="id12" draw:end-glue-point="3" svg:d="M19542 7085l3133-27" svg:viewBox="0 0 3134 28">
          <text:p/>
        </draw:connector>
        <draw:connector draw:style-name="gr9" draw:text-style-name="P6" draw:layer="layout" draw:type="line" svg:x1="17.002cm" svg:y1="6.398cm" svg:x2="17.383cm" svg:y2="7.085cm" draw:start-shape="id6" draw:start-glue-point="1" draw:end-shape="id14" draw:end-glue-point="3" svg:d="M17002 6398l381 687" svg:viewBox="0 0 382 688">
          <text:p/>
        </draw:connector>
        <draw:custom-shape draw:style-name="gr13" draw:text-style-name="P11" draw:layer="layout" svg:width="12.612cm" svg:height="8.89cm" svg:x="7.096cm" svg:y="2.7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2" draw:layer="layout" svg:width="3.683cm" svg:height="2.54cm" svg:x="6.969cm" svg:y="6.024cm">
          <draw:text-box>
            <text:p><text:span text:style-name="T7">Branch (aka</text:span></text:p>
            <text:p><text:span text:style-name="T7">branch head)</text:span></text:p>
            <text:p><text:span text:style-name="T5">refs/...</text:span></text:p>
            <text:p><text:span text:style-name="T5">Points to a commit</text:span></text:p>
          </draw:text-box>
        </draw:frame>
        <draw:frame draw:style-name="gr15" draw:text-style-name="P14" xml:id="id27" draw:id="id27" draw:layer="layout" svg:width="5.387cm" svg:height="1.119cm" svg:x="14.409cm" svg:y="2.651cm">
          <draw:text-box>
            <text:p text:style-name="P13"><text:span text:style-name="T3">master: </text:span><text:span text:style-name="T5">Just the default name</text:span></text:p>
            <text:p text:style-name="P13"><text:span text:style-name="T5">for a branch, not special at all.</text:span></text:p>
          </draw:text-box>
        </draw:frame>
        <draw:frame draw:style-name="gr16" draw:text-style-name="P15" xml:id="id7" draw:id="id7" draw:layer="layout" svg:width="6.162cm" svg:height="1.513cm" svg:x="10.781cm" svg:y="7.544cm">
          <draw:text-box>
            <text:p text:style-name="P8"><text:span text:style-name="T3">remote tracking branch</text:span></text:p>
            <text:p text:style-name="P8"><text:span text:style-name="T4">refs/remotes/&lt;remotename&gt;/...</text:span></text:p>
            <text:p text:style-name="P8"><text:span text:style-name="T5">Follows given branch of given remote.</text:span></text:p>
          </draw:text-box>
        </draw:frame>
        <draw:custom-shape draw:style-name="gr1" draw:text-style-name="P1" xml:id="id15" draw:id="id15" draw:layer="layout" svg:width="0.87cm" svg:height="0.497cm" svg:x="20.219cm" svg:y="10.61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13" draw:id="id13" draw:layer="layout" svg:width="0.994cm" svg:height="0.499cm" svg:x="21.616cm" svg:y="10.6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22.114cm" svg:y1="9.984cm" svg:x2="22.113cm" svg:y2="10.628cm" draw:start-shape="id10" draw:start-glue-point="2" draw:end-shape="id13" svg:d="M22114 9984l-1 644" svg:viewBox="0 0 2 645">
          <text:p/>
        </draw:connector>
        <draw:connector draw:style-name="gr5" draw:text-style-name="P6" draw:layer="layout" draw:type="line" svg:x1="21.089cm" svg:y1="10.867cm" svg:x2="21.616cm" svg:y2="10.877cm" draw:start-shape="id15" draw:start-glue-point="1" draw:end-shape="id13" draw:end-glue-point="3" svg:d="M21089 10867l527 10" svg:viewBox="0 0 528 11">
          <text:p/>
        </draw:connector>
        <draw:custom-shape draw:style-name="gr17" draw:text-style-name="P16" xml:id="id16" draw:id="id16" draw:layer="layout" svg:width="1.143cm" svg:height="0.508cm" svg:x="17.434cm" svg:y="10.603cm">
          <text:p text:style-name="P3"><text:span text:style-name="T2">v1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draw:type="line" svg:x1="18.577cm" svg:y1="10.857cm" svg:x2="20.219cm" svg:y2="10.867cm" draw:start-shape="id16" draw:start-glue-point="1" draw:end-shape="id15" draw:end-glue-point="3" svg:d="M18577 10857l1642 10" svg:viewBox="0 0 1643 11">
          <text:p/>
        </draw:connector>
        <draw:custom-shape draw:style-name="gr17" draw:text-style-name="P16" xml:id="id17" draw:id="id17" draw:layer="layout" svg:width="1.143cm" svg:height="0.508cm" svg:x="17.383cm" svg:y="9.509cm">
          <text:p text:style-name="P3"><text:span text:style-name="T2">b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draw:type="line" svg:x1="18.526cm" svg:y1="9.763cm" svg:x2="21.617cm" svg:y2="9.734cm" draw:start-shape="id17" draw:start-glue-point="1" draw:end-shape="id10" draw:end-glue-point="3" svg:d="M18526 9763l3091-29" svg:viewBox="0 0 3092 30">
          <text:p/>
        </draw:connector>
        <draw:frame draw:style-name="gr18" draw:text-style-name="P12" draw:layer="layout" svg:width="3.11cm" svg:height="2.775cm" svg:x="6.969cm" svg:y="8.874cm">
          <draw:text-box>
            <text:p><text:span text:style-name="T7">Tag</text:span></text:p>
            <text:p><text:span text:style-name="T4">refs/tags/...</text:span></text:p>
            <text:p><text:span text:style-name="T5">Points to an obj.</text:span></text:p>
            <text:p><text:span text:style-name="T5">Meant to be </text:span></text:p>
            <text:p><text:span text:style-name="T5">immutable.</text:span></text:p>
          </draw:text-box>
        </draw:frame>
        <draw:frame draw:style-name="gr19" draw:text-style-name="P17" xml:id="id25" draw:id="id25" draw:layer="layout" svg:width="4.714cm" svg:height="1.513cm" svg:x="12.189cm" svg:y="9.075cm">
          <draw:text-box>
            <text:p text:style-name="P8"><text:span text:style-name="T7">Lightweight tag</text:span></text:p>
            <text:p text:style-name="P8"><text:span text:style-name="T5">Meant to locally mark </text:span><text:span text:style-name="T5">an obj.</text:span></text:p>
          </draw:text-box>
        </draw:frame>
        <draw:frame draw:style-name="gr20" draw:text-style-name="P17" xml:id="id23" draw:id="id23" draw:layer="layout" svg:width="5.997cm" svg:height="1.524cm" svg:x="10.906cm" svg:y="10.144cm">
          <draw:text-box>
            <text:p text:style-name="P8"><text:span text:style-name="T7">Annotated tag</text:span></text:p>
            <text:p text:style-name="P8"><text:span text:style-name="T5">Stores tagger, date, </text:span><text:span text:style-name="T5">and a message.</text:span><text:span text:style-name="T5"><text:line-break/></text:span><text:span text:style-name="T5">Meant to universally </text:span><text:span text:style-name="T5">mark a release.</text:span></text:p>
          </draw:text-box>
        </draw:frame>
        <draw:custom-shape draw:style-name="gr21" draw:text-style-name="P11" draw:layer="layout" svg:width="8.74cm" svg:height="13.208cm" svg:x="19.819cm" svg:y="2.778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8" draw:layer="layout" svg:width="1.192cm" svg:height="0.725cm" svg:x="20.013cm" svg:y="3.521cm">
          <draw:text-box>
            <text:p><text:span text:style-name="T3">t</text:span><text:span text:style-name="T3">a</text:span><text:span text:style-name="T3">g</text:span></text:p>
          </draw:text-box>
        </draw:frame>
        <draw:frame draw:style-name="gr23" draw:text-style-name="P18" draw:layer="layout" svg:width="2.208cm" svg:height="0.852cm" svg:x="21.205cm" svg:y="3.608cm">
          <draw:text-box>
            <text:p><text:span text:style-name="T3">c</text:span><text:span text:style-name="T3">o</text:span><text:span text:style-name="T3">m</text:span><text:span text:style-name="T3">m</text:span><text:span text:style-name="T3">i</text:span><text:span text:style-name="T3">t</text:span></text:p>
          </draw:text-box>
        </draw:frame>
        <draw:custom-shape draw:style-name="gr24" draw:text-style-name="P19" draw:layer="layout" svg:width="2.032cm" svg:height="0.889cm" svg:x="23.944cm" svg:y="3.4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8" draw:layer="layout" svg:width="2.159cm" svg:height="1.119cm" svg:x="23.902cm" svg:y="3.31cm">
          <draw:text-box>
            <text:p><text:span text:style-name="T3">tree</text:span></text:p>
            <text:p><text:span text:style-name="T5">(directory)</text:span></text:p>
          </draw:text-box>
        </draw:frame>
        <draw:frame draw:style-name="gr26" draw:text-style-name="P18" draw:layer="layout" svg:width="1.518cm" svg:height="1.174cm" svg:x="26.406cm" svg:y="3.159cm">
          <draw:text-box>
            <text:p><text:span text:style-name="T3">blo</text:span><text:span text:style-name="T3">b</text:span></text:p>
            <text:p><text:span text:style-name="T5">(file)</text:span></text:p>
          </draw:text-box>
        </draw:frame>
        <draw:frame draw:style-name="gr27" draw:text-style-name="P18" xml:id="id33" draw:id="id33" draw:layer="layout" svg:width="4.828cm" svg:height="1.513cm" svg:x="23.973cm" svg:y="6.207cm">
          <draw:text-box>
            <text:p><text:span text:style-name="T3">m</text:span><text:span text:style-name="T3">e</text:span><text:span text:style-name="T3">r</text:span><text:span text:style-name="T3">g</text:span><text:span text:style-name="T3">e</text:span><text:span text:style-name="T3"> </text:span><text:span text:style-name="T3">c</text:span><text:span text:style-name="T3">o</text:span><text:span text:style-name="T3">m</text:span><text:span text:style-name="T3">m</text:span><text:span text:style-name="T3">i</text:span><text:span text:style-name="T3">t</text:span></text:p>
            <text:p><text:span text:style-name="T5">N</text:span><text:span text:style-name="T5">o</text:span><text:span text:style-name="T5">r</text:span><text:span text:style-name="T5">m</text:span><text:span text:style-name="T5">a</text:span><text:span text:style-name="T5">l </text:span><text:span text:style-name="T5">c</text:span><text:span text:style-name="T5">o</text:span><text:span text:style-name="T5">m</text:span><text:span text:style-name="T5">m</text:span><text:span text:style-name="T5">i</text:span><text:span text:style-name="T5">t</text:span><text:span text:style-name="T5">, </text:span><text:span text:style-name="T5">o</text:span><text:span text:style-name="T5">n</text:span><text:span text:style-name="T5">l</text:span><text:span text:style-name="T5">y</text:span><text:span text:style-name="T5"> </text:span><text:span text:style-name="T5">t</text:span><text:span text:style-name="T5">h</text:span><text:span text:style-name="T5">a</text:span><text:span text:style-name="T5">t </text:span><text:span text:style-name="T5">i</text:span><text:span text:style-name="T5">s</text:span><text:span text:style-name="T5"> </text:span></text:p>
            <text:p><text:span text:style-name="T5">h</text:span><text:span text:style-name="T5">a</text:span><text:span text:style-name="T5">s</text:span><text:span text:style-name="T5"> </text:span><text:span text:style-name="T5">2</text:span><text:span text:style-name="T5"> </text:span><text:span text:style-name="T5">p</text:span><text:span text:style-name="T5">a</text:span><text:span text:style-name="T5">r</text:span><text:span text:style-name="T5">e</text:span><text:span text:style-name="T5">n</text:span><text:span text:style-name="T5">t</text:span><text:span text:style-name="T5">s</text:span></text:p>
          </draw:text-box>
        </draw:frame>
        <draw:custom-shape draw:style-name="gr28" draw:text-style-name="P19" xml:id="id18" draw:id="id18" draw:layer="layout" svg:width="0.994cm" svg:height="0.499cm" svg:x="24.153cm" svg:y="10.61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0" xml:id="id19" draw:id="id19" draw:layer="layout" svg:width="0.994cm" svg:height="0.499cm" svg:x="26.461cm" svg:y="10.6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0" xml:id="id22" draw:id="id22" draw:layer="layout" svg:width="0.994cm" svg:height="0.508cm" svg:x="26.461cm" svg:y="9.8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0" xml:id="id21" draw:id="id21" draw:layer="layout" svg:width="0.994cm" svg:height="0.508cm" svg:x="26.461cm" svg:y="9.0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22.61cm" svg:y1="10.877cm" svg:x2="24.153cm" svg:y2="10.861cm" draw:start-shape="id13" draw:start-glue-point="1" draw:end-shape="id18" draw:end-glue-point="3" svg:d="M22610 10877l1543-16" svg:viewBox="0 0 1544 17">
          <text:p/>
        </draw:connector>
        <draw:connector draw:style-name="gr5" draw:text-style-name="P6" draw:layer="layout" draw:type="line" svg:x1="25.147cm" svg:y1="10.861cm" svg:x2="26.461cm" svg:y2="10.852cm" draw:start-shape="id18" draw:start-glue-point="1" draw:end-shape="id19" draw:end-glue-point="3" svg:d="M25147 10861l1314-9" svg:viewBox="0 0 1315 10">
          <text:p/>
        </draw:connector>
        <draw:custom-shape draw:style-name="gr28" draw:text-style-name="P19" xml:id="id20" draw:id="id20" draw:layer="layout" svg:width="0.994cm" svg:height="0.499cm" svg:x="24.534cm" svg:y="9.4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25.528cm" svg:y1="9.709cm" svg:x2="26.461cm" svg:y2="9.333cm" draw:start-shape="id20" draw:start-glue-point="1" draw:end-shape="id21" svg:d="M25528 9709l933-376" svg:viewBox="0 0 934 377">
          <text:p/>
        </draw:connector>
        <draw:connector draw:style-name="gr5" draw:text-style-name="P6" draw:layer="layout" draw:type="line" svg:x1="24.65cm" svg:y1="10.612cm" svg:x2="25.031cm" svg:y2="9.959cm" draw:start-shape="id18" draw:start-glue-point="0" draw:end-shape="id20" draw:end-glue-point="2" svg:d="M24650 10612l381-653" svg:viewBox="0 0 382 654">
          <text:p/>
        </draw:connector>
        <draw:connector draw:style-name="gr5" draw:text-style-name="P6" draw:layer="layout" draw:type="line" svg:x1="25.147cm" svg:y1="10.859cm" svg:x2="26.461cm" svg:y2="10.095cm" draw:end-shape="id22" svg:d="M25147 10859l1314-764" svg:viewBox="0 0 1315 765">
          <text:p/>
        </draw:connector>
        <draw:connector draw:style-name="gr9" draw:text-style-name="P6" draw:layer="layout" draw:type="line" svg:x1="16.903cm" svg:y1="10.906cm" svg:x2="17.256cm" svg:y2="10.857cm" draw:start-shape="id23" draw:end-shape="id24" draw:end-glue-point="3" svg:d="M16903 10906l353-49" svg:viewBox="0 0 354 50">
          <text:p/>
        </draw:connector>
        <draw:connector draw:style-name="gr9" draw:text-style-name="P6" draw:layer="layout" draw:type="line" svg:x1="16.903cm" svg:y1="9.831cm" svg:x2="17.383cm" svg:y2="9.763cm" draw:start-shape="id25" draw:start-glue-point="1" draw:end-shape="id17" draw:end-glue-point="3" svg:d="M16903 9831l480-68" svg:viewBox="0 0 481 69">
          <text:p/>
        </draw:connector>
        <draw:custom-shape draw:style-name="gr31" draw:text-style-name="P11" xml:id="id24" draw:id="id24" draw:layer="layout" svg:width="3.976cm" svg:height="0.762cm" svg:x="17.256cm" svg:y="10.4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21" xml:id="id34" draw:id="id34" draw:layer="layout" svg:width="4.634cm" svg:height="1.433cm" svg:x="23.925cm" svg:y="7.627cm">
          <draw:text-box>
            <text:p><text:span text:style-name="T5">Each commit points</text:span></text:p>
            <text:p><text:span text:style-name="T5">to its parent (previous)</text:span></text:p>
            <text:p><text:span text:style-name="T5">commit(s)</text:span></text:p>
          </draw:text-box>
        </draw:frame>
        <draw:frame draw:style-name="gr33" draw:text-style-name="P22" draw:layer="layout" svg:width="3.087cm" svg:height="1cm" svg:x="15.058cm" svg:y="12.811cm">
          <draw:text-box>
            <text:p text:style-name="P3"><text:span text:style-name="T8">G</text:span><text:span text:style-name="T8">i</text:span><text:span text:style-name="T8">t </text:span><text:span text:style-name="T8">r</text:span><text:span text:style-name="T8">e</text:span><text:span text:style-name="T8">p</text:span><text:span text:style-name="T8">o</text:span><text:span text:style-name="T8">s</text:span><text:span text:style-name="T8">i</text:span><text:span text:style-name="T8">t</text:span><text:span text:style-name="T8">o</text:span><text:span text:style-name="T8">r</text:span><text:span text:style-name="T8">y</text:span></text:p>
            <text:p text:style-name="P3"><text:span text:style-name="T5">S</text:span><text:span text:style-name="T5">t</text:span><text:span text:style-name="T5">o</text:span><text:span text:style-name="T5">r</text:span><text:span text:style-name="T5">e</text:span><text:span text:style-name="T5">d</text:span><text:span text:style-name="T5"> </text:span><text:span text:style-name="T5">i</text:span><text:span text:style-name="T5">n</text:span><text:span text:style-name="T5"> </text:span><text:span text:style-name="T5">t</text:span><text:span text:style-name="T5">h</text:span><text:span text:style-name="T5">e</text:span><text:span text:style-name="T5"> </text:span><text:span text:style-name="T5">.</text:span><text:span text:style-name="T5">g</text:span><text:span text:style-name="T5">i</text:span><text:span text:style-name="T5">t </text:span><text:span text:style-name="T5">d</text:span><text:span text:style-name="T5">i</text:span><text:span text:style-name="T5">r</text:span></text:p>
          </draw:text-box>
        </draw:frame>
        <draw:frame draw:style-name="gr34" draw:text-style-name="P23" draw:layer="layout" svg:width="6.096cm" svg:height="2.159cm" svg:x="8.366cm" svg:y="12.176cm">
          <draw:text-box>
            <text:p text:style-name="P13"><text:span text:style-name="T3">Reflogs</text:span><text:span text:style-name="T3">: </text:span><text:span text:style-name="T5">Each ref </text:span><text:span text:style-name="T5">has a </text:span><text:span text:style-name="T5">reflog. A </text:span><text:span text:style-name="T5">reflog </text:span><text:span text:style-name="T5">entry </text:span><text:span text:style-name="T5">stores </text:span><text:span text:style-name="T5">old/new </text:span><text:span text:style-name="T5">SHA-1, </text:span><text:span text:style-name="T5">date, </text:span><text:span text:style-name="T5">user, and </text:span><text:span text:style-name="T5">the Git </text:span><text:span text:style-name="T5">command </text:span><text:span text:style-name="T5">causing </text:span><text:span text:style-name="T5">the </text:span><text:span text:style-name="T5">change of </text:span><text:span text:style-name="T5">the ref.</text:span></text:p>
          </draw:text-box>
        </draw:frame>
        <draw:frame draw:style-name="gr35" draw:text-style-name="P18" draw:layer="layout" svg:width="3.901cm" svg:height="0.725cm" svg:x="1.127cm" svg:y="14.245cm">
          <draw:text-box>
            <text:p><text:span text:style-name="T3">C</text:span><text:span text:style-name="T3">o</text:span><text:span text:style-name="T3">n</text:span><text:span text:style-name="T3">f</text:span><text:span text:style-name="T3">i</text:span><text:span text:style-name="T3">g</text:span><text:span text:style-name="T3">u</text:span><text:span text:style-name="T3">r</text:span><text:span text:style-name="T3">a</text:span><text:span text:style-name="T3">t</text:span><text:span text:style-name="T3">i</text:span><text:span text:style-name="T3">o</text:span><text:span text:style-name="T3">n</text:span><text:span text:style-name="T3">f</text:span><text:span text:style-name="T3">i</text:span><text:span text:style-name="T3">l</text:span><text:span text:style-name="T3">e</text:span><text:span text:style-name="T3">s</text:span><text:span text:style-name="T3">:</text:span></text:p>
          </draw:text-box>
        </draw:frame>
        <draw:frame draw:style-name="gr36" draw:text-style-name="P24" draw:layer="layout" svg:width="5.546cm" svg:height="0.768cm" svg:x="15.986cm" svg:y="16.318cm">
          <draw:text-box>
            <text:p text:style-name="P13"><text:span text:style-name="T3">Index (aka staging area)</text:span></text:p>
          </draw:text-box>
        </draw:frame>
        <draw:frame draw:style-name="gr37" draw:text-style-name="P18" draw:layer="layout" svg:width="0.599cm" svg:height="0.645cm" svg:x="1.621cm" svg:y="18.653cm">
          <draw:text-box>
            <text:p><text:span text:style-name="T5"><text:s/></text:span></text:p>
          </draw:text-box>
        </draw:frame>
        <draw:frame draw:style-name="gr38" draw:text-style-name="P18" draw:layer="layout" svg:width="7.493cm" svg:height="5.544cm" svg:x="1.127cm" svg:y="14.887cm">
          <draw:text-box>
            <text:p><text:span text:style-name="T3">Per repo, in working tree:</text:span></text:p>
            <text:p><text:span text:style-name="T5">Meant to be public, i.e. meant to be </text:span><text:span text:style-name="T5">tracked by the Git repo</text:span></text:p>
            <text:p><text:span text:style-name="T3"><text:s text:c="2"/></text:span><text:span text:style-name="T9">.gitmodule</text:span><text:span text:style-name="T5">: Defines </text:span><text:span text:style-name="T5">submodules</text:span></text:p>
            <text:p><text:span text:style-name="T3"><text:s text:c="2"/></text:span><text:span text:style-name="T9">.gitignore</text:span><text:span text:style-name="T3">:</text:span><text:span text:style-name="T5"> Ignore patterns</text:span></text:p>
            <text:p><text:span text:style-name="T3"><text:s text:c="2"/></text:span><text:span text:style-name="T9">.gitattributes</text:span><text:span text:style-name="T3">: </text:span><text:span text:style-name="T5">Attach </text:span><text:span text:style-name="T5">attributes to files</text:span><text:span text:style-name="T3"> </text:span></text:p>
            <text:p><text:span text:style-name="T3"/></text:p>
            <text:p><text:span text:style-name="T3">Per user:</text:span></text:p>
            <text:p><text:span text:style-name="T3"><text:s text:c="2"/></text:span><text:span text:style-name="T9">~/.gitconfig</text:span></text:p>
            <text:p><text:span text:style-name="T3"><text:s text:c="2"/></text:span><text:span text:style-name="T9">~/.config/git/ignore</text:span><text:span text:style-name="T3">:</text:span><text:span text:style-name="T5"> Ignore </text:span><text:span text:style-name="T5">patterns</text:span></text:p>
          </draw:text-box>
        </draw:frame>
        <draw:frame draw:style-name="gr39" draw:text-style-name="P21" draw:layer="layout" svg:width="5.969cm" svg:height="1.827cm" svg:x="15.859cm" svg:y="17.08cm">
          <draw:text-box>
            <text:p><text:span text:style-name="T5">A 2nd modifiable file tree </text:span><text:span text:style-name="T5">besides working tree. Becomes </text:span><text:span text:style-name="T5">file tree of next commit.</text:span></text:p>
          </draw:text-box>
        </draw:frame>
        <draw:custom-shape draw:style-name="gr40" draw:text-style-name="P11" draw:layer="layout" svg:width="14.605cm" svg:height="5.08cm" svg:x="1.127cm" svg:y="14.843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18" draw:layer="layout" svg:width="4.888cm" svg:height="0.708cm" svg:x="15.946cm" svg:y="19.469cm">
          <draw:text-box>
            <text:p><text:span text:style-name="T5">The file tree you directly edit</text:span></text:p>
          </draw:text-box>
        </draw:frame>
        <draw:frame draw:style-name="gr42" draw:text-style-name="P18" draw:layer="layout" svg:width="7.38cm" svg:height="1.523cm" svg:x="21.32cm" svg:y="11.033cm">
          <draw:text-box>
            <text:p><text:span text:style-name="T3">Git stores </text:span><text:span text:style-name="T3">content</text:span><text:span text:style-name="T5">, not </text:span><text:span text:style-name="T5">changes. Each </text:span><text:span text:style-name="T5">commit stores a </text:span><text:span text:style-name="T5">file tree as a </text:span><text:span text:style-name="T5">DAG of tree &amp; </text:span><text:span text:style-name="T5">blob objs.</text:span></text:p>
          </draw:text-box>
        </draw:frame>
        <draw:frame draw:style-name="gr43" draw:text-style-name="P25" draw:layer="layout" svg:width="5.588cm" svg:height="2.139cm" svg:x="1.127cm" svg:y="1.147cm">
          <draw:text-box>
            <text:p text:style-name="P13"><text:span text:style-name="T10">Git </text:span><text:span text:style-name="T10">con</text:span><text:span text:style-name="T10">cept</text:span><text:span text:style-name="T10">s </text:span><text:span text:style-name="T10">che</text:span><text:span text:style-name="T10">at </text:span><text:span text:style-name="T10">she</text:span><text:span text:style-name="T10">et</text:span></text:p>
          </draw:text-box>
        </draw:frame>
        <draw:frame draw:style-name="gr44" draw:text-style-name="P26" draw:layer="layout" svg:width="9.017cm" svg:height="1.907cm" svg:x="19.801cm" svg:y="1.01cm">
          <draw:text-box>
            <text:p><text:span text:style-name="T3">Ob</text:span><text:span text:style-name="T3">jec</text:span><text:span text:style-name="T3">ts </text:span><text:span text:style-name="T3">(ob</text:span><text:span text:style-name="T3">js):</text:span><text:span text:style-name="T5"> </text:span><text:span text:style-name="T5">Hav</text:span><text:span text:style-name="T5">e </text:span><text:span text:style-name="T5">an </text:span><text:span text:style-name="T5">univ</text:span><text:span text:style-name="T5">ers</text:span><text:span text:style-name="T5">ally </text:span><text:span text:style-name="T5">uniq</text:span><text:span text:style-name="T5">ue </text:span><text:span text:style-name="T5">id </text:span><text:span text:style-name="T5">(SH</text:span><text:span text:style-name="T5">A-1 </text:span><text:span text:style-name="T5">of </text:span><text:span text:style-name="T5">obj </text:span><text:span text:style-name="T5">con</text:span><text:span text:style-name="T5">tent</text:span><text:span text:style-name="T5">). </text:span><text:span text:style-name="T5">Are </text:span><text:span text:style-name="T5">im</text:span><text:span text:style-name="T5">mut</text:span><text:span text:style-name="T5">able</text:span><text:span text:style-name="T5">. </text:span><text:span text:style-name="T5">Ma</text:span><text:span text:style-name="T5">y </text:span><text:span text:style-name="T5">poin</text:span><text:span text:style-name="T5">t to </text:span><text:span text:style-name="T5">oth</text:span><text:span text:style-name="T5">er </text:span><text:span text:style-name="T5">objs</text:span><text:span text:style-name="T5">. </text:span><text:span text:style-name="T5">usin</text:span><text:span text:style-name="T5">g </text:span><text:span text:style-name="T5">thei</text:span><text:span text:style-name="T5">r </text:span><text:span text:style-name="T5">SH</text:span><text:span text:style-name="T5">A-1, </text:span><text:span text:style-name="T5">for</text:span><text:span text:style-name="T5">min</text:span><text:span text:style-name="T5">g a </text:span><text:span text:style-name="T5">DA</text:span><text:span text:style-name="T5">G.</text:span></text:p>
          </draw:text-box>
        </draw:frame>
        <draw:frame draw:style-name="gr45" draw:text-style-name="P26" draw:layer="layout" svg:width="12.74cm" svg:height="1.513cm" svg:x="6.842cm" svg:y="1.078cm">
          <draw:text-box>
            <text:p><text:span text:style-name="T3">Referen</text:span><text:span text:style-name="T3">ces </text:span><text:span text:style-name="T3">(refs):</text:span><text:span text:style-name="T5"> </text:span><text:span text:style-name="T5">Have a </text:span><text:span text:style-name="T5">local, </text:span><text:span text:style-name="T5">hierarchic</text:span><text:span text:style-name="T5">al name. </text:span><text:span text:style-name="T5">E.g. fully </text:span><text:span text:style-name="T5">qualified </text:span><text:span text:style-name="T5">name of </text:span><text:span text:style-name="T5">master is </text:span><text:span text:style-name="T5">refs/head</text:span><text:span text:style-name="T5">s/master. </text:span><text:span text:style-name="T5">Point to </text:span><text:span text:style-name="T5">an obj., </text:span><text:span text:style-name="T5">using its </text:span><text:span text:style-name="T5">SHA-1, or </text:span><text:span text:style-name="T5">to a ref, </text:span><text:span text:style-name="T5">using its </text:span><text:span text:style-name="T5">fully </text:span><text:span text:style-name="T5">qualified </text:span><text:span text:style-name="T5">name.</text:span></text:p>
          </draw:text-box>
        </draw:frame>
        <draw:frame draw:style-name="gr46" draw:text-style-name="P27" draw:layer="layout" svg:width="3.175cm" svg:height="0.768cm" svg:x="15.991cm" svg:y="18.653cm">
          <draw:text-box>
            <text:p text:style-name="P13"><text:span text:style-name="T3">W</text:span><text:span text:style-name="T3">or</text:span><text:span text:style-name="T3">ki</text:span><text:span text:style-name="T3">n</text:span><text:span text:style-name="T3">g </text:span><text:span text:style-name="T3">tr</text:span><text:span text:style-name="T3">e</text:span><text:span text:style-name="T3">e</text:span></text:p>
          </draw:text-box>
        </draw:frame>
        <draw:frame draw:style-name="gr47" draw:text-style-name="P9" xml:id="id26" draw:id="id26" draw:layer="layout" svg:width="6.522cm" svg:height="1.119cm" svg:x="7.236cm" svg:y="4.032cm">
          <draw:text-box>
            <text:p text:style-name="P8"><text:span text:style-name="T3">H</text:span><text:span text:style-name="T3">E</text:span><text:span text:style-name="T3">A</text:span><text:span text:style-name="T3">D</text:span><text:span text:style-name="T5"> </text:span><text:span text:style-name="T5">d</text:span><text:span text:style-name="T5">e</text:span><text:span text:style-name="T5">f</text:span><text:span text:style-name="T5">i</text:span><text:span text:style-name="T5">n</text:span><text:span text:style-name="T5">e</text:span><text:span text:style-name="T5">s</text:span><text:span text:style-name="T5"> </text:span><text:span text:style-name="T5">t</text:span><text:span text:style-name="T5">h</text:span><text:span text:style-name="T5">e</text:span><text:span text:style-name="T5"> 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t</text:span><text:span text:style-name="T3"> </text:span><text:span text:style-name="T3">b</text:span><text:span text:style-name="T3">r</text:span><text:span text:style-name="T3">a</text:span><text:span text:style-name="T3">n</text:span><text:span text:style-name="T3">c</text:span><text:span text:style-name="T3">h</text:span><text:span text:style-name="T5">,</text:span><text:span text:style-name="T5"> </text:span></text:p>
            <text:p text:style-name="P8"><text:span text:style-name="T5">i</text:span><text:span text:style-name="T5">.</text:span><text:span text:style-name="T5">e</text:span><text:span text:style-name="T5">.</text:span><text:span text:style-name="T5"> </text:span><text:span text:style-name="T5">t</text:span><text:span text:style-name="T5">h</text:span><text:span text:style-name="T5">e</text:span><text:span text:style-name="T5"> </text:span><text:span text:style-name="T5">c</text:span><text:span text:style-name="T5">u</text:span><text:span text:style-name="T5">r</text:span><text:span text:style-name="T5">r</text:span><text:span text:style-name="T5">e</text:span><text:span text:style-name="T5">n</text:span><text:span text:style-name="T5">t</text:span><text:span text:style-name="T5">l</text:span><text:span text:style-name="T5">y</text:span><text:span text:style-name="T5"> </text:span><text:span text:style-name="T5">c</text:span><text:span text:style-name="T5">h</text:span><text:span text:style-name="T5">e</text:span><text:span text:style-name="T5">c</text:span><text:span text:style-name="T5">k</text:span><text:span text:style-name="T5">e</text:span><text:span text:style-name="T5">d</text:span><text:span text:style-name="T5"> </text:span><text:span text:style-name="T5">o</text:span><text:span text:style-name="T5">u</text:span><text:span text:style-name="T5">t</text:span><text:span text:style-name="T5"> </text:span><text:span text:style-name="T5">b</text:span><text:span text:style-name="T5">r</text:span><text:span text:style-name="T5">a</text:span><text:span text:style-name="T5">n</text:span><text:span text:style-name="T5">c</text:span><text:span text:style-name="T5">h</text:span><text:span text:style-name="T5">.</text:span></text:p>
          </draw:text-box>
        </draw:frame>
        <draw:connector draw:style-name="gr9" draw:text-style-name="P6" draw:layer="layout" draw:type="line" svg:x1="13.758cm" svg:y1="4.591cm" svg:x2="15.272cm" svg:y2="4.567cm" draw:start-shape="id26" draw:start-glue-point="1" draw:end-shape="id9" svg:d="M13758 4591l1514-24" svg:viewBox="0 0 1515 25">
          <text:p/>
        </draw:connector>
        <draw:custom-shape draw:style-name="gr8" draw:text-style-name="P7" xml:id="id2" draw:id="id2" draw:layer="layout" svg:width="0.994cm" svg:height="0.508cm" svg:x="21.614cm" svg:y="4.7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22.111cm" svg:y1="5.269cm" svg:x2="22.113cm" svg:y2="5.824cm" draw:start-shape="id2" draw:start-glue-point="2" draw:end-shape="id3" draw:end-glue-point="0" svg:d="M22111 5269l2 555" svg:viewBox="0 0 3 556">
          <text:p/>
        </draw:connector>
        <draw:connector draw:style-name="gr9" draw:text-style-name="P6" draw:layer="layout" draw:type="line" svg:x1="18.208cm" svg:y1="5.445cm" svg:x2="17.102cm" svg:y2="3.77cm" draw:start-shape="id1" draw:start-glue-point="0" draw:end-shape="id27" draw:end-glue-point="2" svg:d="M18208 5445l-1106-1675" svg:viewBox="0 0 1107 1676">
          <text:p/>
        </draw:connector>
        <draw:frame draw:style-name="gr48" draw:text-style-name="P18" xml:id="id28" draw:id="id28" draw:layer="layout" svg:width="5.387cm" svg:height="1.987cm" svg:x="23.479cm" svg:y="4.429cm">
          <draw:text-box>
            <text:p><text:span text:style-name="T3">c</text:span><text:span text:style-name="T3">ur</text:span><text:span text:style-name="T3">re</text:span><text:span text:style-name="T3">nt </text:span><text:span text:style-name="T3">c</text:span><text:span text:style-name="T3">o</text:span><text:span text:style-name="T3">m</text:span><text:span text:style-name="T3">m</text:span><text:span text:style-name="T3">it</text:span></text:p>
            <text:p><text:span text:style-name="T3">(a</text:span><text:span text:style-name="T3">k</text:span><text:span text:style-name="T3">a </text:span><text:span text:style-name="T3">H</text:span><text:span text:style-name="T3">E</text:span><text:span text:style-name="T3">A</text:span><text:span text:style-name="T3">D </text:span><text:span text:style-name="T3">c</text:span><text:span text:style-name="T3">o</text:span><text:span text:style-name="T3">m</text:span><text:span text:style-name="T3">m</text:span><text:span text:style-name="T3">it)</text:span></text:p>
            <text:p><text:span text:style-name="T5">Co</text:span><text:span text:style-name="T5">m</text:span><text:span text:style-name="T5">mi</text:span><text:span text:style-name="T5">t </text:span><text:span text:style-name="T5">(in</text:span><text:span text:style-name="T5">dir</text:span><text:span text:style-name="T5">ec</text:span><text:span text:style-name="T5">tly</text:span><text:span text:style-name="T5">) </text:span><text:span text:style-name="T5">po</text:span><text:span text:style-name="T5">int</text:span><text:span text:style-name="T5">ed </text:span><text:span text:style-name="T5">to </text:span><text:span text:style-name="T5">by </text:span><text:span text:style-name="T5">H</text:span><text:span text:style-name="T5">E</text:span><text:span text:style-name="T5">A</text:span><text:span text:style-name="T5">D.</text:span></text:p>
          </draw:text-box>
        </draw:frame>
        <draw:connector draw:style-name="gr9" draw:text-style-name="P6" draw:layer="layout" draw:type="line" svg:x1="22.608cm" svg:y1="5.015cm" svg:x2="23.479cm" svg:y2="5.422cm" draw:start-shape="id2" draw:start-glue-point="1" draw:end-shape="id28" svg:d="M22608 5015l871 407" svg:viewBox="0 0 872 408">
          <text:p/>
        </draw:connector>
        <draw:frame draw:style-name="gr49" draw:text-style-name="P18" draw:layer="layout" svg:width="6.209cm" svg:height="3.957cm" svg:x="0.887cm" svg:y="9.255cm">
          <draw:text-box>
            <text:p><text:span text:style-name="T3">Upstream </text:span><text:span text:style-name="T3">branch </text:span></text:p>
            <text:p><text:span text:style-name="T3">(aka tracking </text:span><text:span text:style-name="T3">branch):</text:span></text:p>
            <text:p><text:span text:style-name="T5">Configurable </text:span><text:span text:style-name="T5">property of a </text:span><text:span text:style-name="T5">local branch. Is </text:span><text:span text:style-name="T5">the default </text:span><text:span text:style-name="T5">branch that is </text:span><text:span text:style-name="T5">merged in or </text:span><text:span text:style-name="T5">rebased onto. </text:span><text:span text:style-name="T5">E.g. when </text:span><text:span text:style-name="T5">working for </text:span><text:span text:style-name="T5">origin/master, </text:span><text:span text:style-name="T5">then typically </text:span><text:span text:style-name="T5">you have a </text:span><text:span text:style-name="T5">local branch </text:span><text:span text:style-name="T5">master whose </text:span><text:span text:style-name="T5">upstream </text:span><text:span text:style-name="T5">branch is origin/</text:span><text:span text:style-name="T5">master.</text:span></text:p>
          </draw:text-box>
        </draw:frame>
        <draw:frame draw:style-name="gr50" draw:text-style-name="P18" draw:layer="layout" svg:width="7.62cm" svg:height="4.864cm" svg:x="8.239cm" svg:y="14.932cm">
          <draw:text-box>
            <text:p><text:span text:style-name="T3">P</text:span><text:span text:style-name="T3">er </text:span><text:span text:style-name="T3">re</text:span><text:span text:style-name="T3">p</text:span><text:span text:style-name="T3">o, </text:span><text:span text:style-name="T3">in </text:span><text:span text:style-name="T3">.g</text:span><text:span text:style-name="T3">it </text:span><text:span text:style-name="T3">di</text:span><text:span text:style-name="T3">r:</text:span></text:p>
            <text:p><text:span text:style-name="T5">Pri</text:span><text:span text:style-name="T5">va</text:span><text:span text:style-name="T5">te </text:span><text:span text:style-name="T5">co</text:span><text:span text:style-name="T5">nfi</text:span><text:span text:style-name="T5">gu</text:span><text:span text:style-name="T5">rat</text:span><text:span text:style-name="T5">io</text:span><text:span text:style-name="T5">n </text:span><text:span text:style-name="T3"><text:s/></text:span></text:p>
            <text:p><text:span text:style-name="T3"><text:s text:c="2"/></text:span><text:span text:style-name="T9">co</text:span><text:span text:style-name="T9">nf</text:span><text:span text:style-name="T9">ig</text:span></text:p>
            <text:p><text:span text:style-name="T3"><text:s text:c="2"/></text:span><text:span text:style-name="T9">ho</text:span><text:span text:style-name="T9">ok</text:span><text:span text:style-name="T9">s</text:span><text:span text:style-name="T3">:</text:span><text:span text:style-name="T5"> </text:span><text:span text:style-name="T5">Ex</text:span><text:span text:style-name="T5">ec</text:span><text:span text:style-name="T5">ut</text:span><text:span text:style-name="T5">ed </text:span><text:span text:style-name="T5">on </text:span><text:span text:style-name="T5">ce</text:span><text:span text:style-name="T5">rta</text:span><text:span text:style-name="T5">in </text:span><text:span text:style-name="T5">ev</text:span><text:span text:style-name="T5">en</text:span><text:span text:style-name="T5">ts</text:span></text:p>
            <text:p><text:span text:style-name="T3"><text:s text:c="2"/></text:span><text:span text:style-name="T9">in</text:span><text:span text:style-name="T9">fo</text:span><text:span text:style-name="T9">/e</text:span><text:span text:style-name="T9">xc</text:span><text:span text:style-name="T9">lu</text:span><text:span text:style-name="T9">de</text:span><text:span text:style-name="T3">:</text:span><text:span text:style-name="T5"> </text:span><text:span text:style-name="T5">Ig</text:span><text:span text:style-name="T5">no</text:span><text:span text:style-name="T5">re </text:span><text:span text:style-name="T5">pa</text:span><text:span text:style-name="T5">tte</text:span><text:span text:style-name="T5">rn</text:span><text:span text:style-name="T5">s</text:span></text:p>
            <text:p><text:span text:style-name="T3"><text:s text:c="2"/></text:span><text:span text:style-name="T9">in</text:span><text:span text:style-name="T9">fo</text:span><text:span text:style-name="T9">/a</text:span><text:span text:style-name="T9">tt</text:span><text:span text:style-name="T9">ri</text:span><text:span text:style-name="T9">bu</text:span><text:span text:style-name="T9">te</text:span><text:span text:style-name="T9">s</text:span><text:span text:style-name="T5">: </text:span><text:span text:style-name="T5">At</text:span><text:span text:style-name="T5">ta</text:span><text:span text:style-name="T5">ch </text:span><text:span text:style-name="T5">att</text:span><text:span text:style-name="T5">rib</text:span><text:span text:style-name="T5">ut</text:span><text:span text:style-name="T5">es </text:span><text:span text:style-name="T5">to </text:span><text:span text:style-name="T5">fil</text:span><text:span text:style-name="T5">es</text:span></text:p>
            <text:p><text:span text:style-name="T3"/></text:p>
            <text:p><text:span text:style-name="T3">P</text:span><text:span text:style-name="T3">er </text:span><text:span text:style-name="T3">sy</text:span><text:span text:style-name="T3">st</text:span><text:span text:style-name="T3">e</text:span><text:span text:style-name="T3">m</text:span><text:span text:style-name="T3">: <text:s/></text:span></text:p>
            <text:p><text:span text:style-name="T3"><text:s text:c="2"/></text:span><text:span text:style-name="T9">/</text:span><text:span text:style-name="T9">et</text:span><text:span text:style-name="T9">c/</text:span><text:span text:style-name="T9">gi</text:span><text:span text:style-name="T9">tc</text:span><text:span text:style-name="T9">on</text:span><text:span text:style-name="T9">fi</text:span><text:span text:style-name="T9">g</text:span></text:p>
          </draw:text-box>
        </draw:frame>
        <draw:frame draw:style-name="gr51" draw:text-style-name="P28" draw:layer="layout" svg:width="6.082cm" svg:height="3.877cm" svg:x="0.873cm" svg:y="3.667cm">
          <draw:text-box>
            <text:p><text:span text:style-name="T3">St</text:span><text:span text:style-name="T3">as</text:span><text:span text:style-name="T3">he</text:span><text:span text:style-name="T3">s: </text:span><text:span text:style-name="T11">To </text:span><text:span text:style-name="T11">sta</text:span><text:span text:style-name="T11">sh </text:span><text:span text:style-name="T11">a </text:span><text:span text:style-name="T11">dirt</text:span><text:span text:style-name="T11">y </text:span><text:span text:style-name="T11">wor</text:span><text:span text:style-name="T11">kin</text:span><text:span text:style-name="T11">g </text:span><text:span text:style-name="T11">tre</text:span><text:span text:style-name="T11">e, </text:span><text:span text:style-name="T11">the </text:span><text:span text:style-name="T11">ind</text:span><text:span text:style-name="T11">ex, </text:span><text:span text:style-name="T11">and </text:span><text:span text:style-name="T11">opti</text:span><text:span text:style-name="T11">ona</text:span><text:span text:style-name="T11">lly </text:span><text:span text:style-name="T11">unt</text:span><text:span text:style-name="T11">rac</text:span><text:span text:style-name="T11">ked </text:span><text:span text:style-name="T11">file</text:span><text:span text:style-name="T11">s. </text:span><text:span text:style-name="T11">Ba</text:span><text:span text:style-name="T11">sed </text:span><text:span text:style-name="T11">on </text:span><text:span text:style-name="T11">co</text:span><text:span text:style-name="T11">m</text:span><text:span text:style-name="T11">mit </text:span><text:span text:style-name="T11">obj</text:span><text:span text:style-name="T11">ect</text:span><text:span text:style-name="T11">s </text:span><text:span text:style-name="T11">and </text:span><text:span text:style-name="T11">the </text:span><text:span text:style-name="T11">refl</text:span><text:span text:style-name="T11">og </text:span><text:span text:style-name="T11">of </text:span><text:span text:style-name="T11">ref/</text:span><text:span text:style-name="T11">sta</text:span><text:span text:style-name="T11">sh.</text:span></text:p>
          </draw:text-box>
        </draw:frame>
        <draw:custom-shape draw:style-name="gr52" draw:text-style-name="P2" xml:id="id30" draw:id="id30" draw:layer="layout" svg:width="0.381cm" svg:height="0.381cm" svg:x="2.792cm" svg:y="6.8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" xml:id="id29" draw:id="id29" draw:layer="layout" svg:width="0.381cm" svg:height="0.381cm" svg:x="2.778cm" svg:y="5.9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3" draw:text-style-name="P6" draw:layer="layout" draw:type="line" svg:x1="2.968cm" svg:y1="6.357cm" svg:x2="2.982cm" svg:y2="6.865cm" draw:start-shape="id29" draw:start-glue-point="2" draw:end-shape="id30" draw:end-glue-point="0" svg:d="M2968 6357l14 508" svg:viewBox="0 0 15 509">
          <text:p/>
        </draw:connector>
        <draw:custom-shape draw:style-name="gr52" draw:text-style-name="P2" xml:id="id32" draw:id="id32" draw:layer="layout" svg:width="0.381cm" svg:height="0.381cm" svg:x="1.635cm" svg:y="7.6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" xml:id="id31" draw:id="id31" draw:layer="layout" svg:width="0.381cm" svg:height="0.381cm" svg:x="3.427cm" svg:y="6.8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3" draw:text-style-name="P6" draw:layer="layout" draw:type="line" svg:x1="2.968cm" svg:y1="6.357cm" svg:x2="3.617cm" svg:y2="6.865cm" draw:start-shape="id29" draw:start-glue-point="2" draw:end-shape="id31" draw:end-glue-point="0" svg:d="M2968 6357l649 508" svg:viewBox="0 0 650 509">
          <text:p/>
        </draw:connector>
        <draw:connector draw:style-name="gr53" draw:text-style-name="P6" draw:layer="layout" draw:type="line" svg:x1="2.968cm" svg:y1="6.357cm" svg:x2="1.825cm" svg:y2="7.627cm" draw:start-shape="id29" draw:start-glue-point="2" draw:end-shape="id32" draw:end-glue-point="0" svg:d="M2968 6357l-1143 1270" svg:viewBox="0 0 1144 1271">
          <text:p/>
        </draw:connector>
        <draw:connector draw:style-name="gr53" draw:text-style-name="P6" draw:layer="layout" draw:type="line" svg:x1="2.982cm" svg:y1="7.246cm" svg:x2="1.825cm" svg:y2="7.627cm" draw:start-shape="id30" draw:start-glue-point="2" draw:end-shape="id32" draw:end-glue-point="0" svg:d="M2982 7246l-1157 381" svg:viewBox="0 0 1158 382">
          <text:p/>
        </draw:connector>
        <draw:frame draw:style-name="gr54" draw:text-style-name="P21" draw:layer="layout" svg:width="2.145cm" svg:height="1.039cm" svg:x="3.681cm" svg:y="6.484cm">
          <draw:text-box>
            <text:p><text:span text:style-name="T5">untra</text:span><text:span text:style-name="T5">cked </text:span></text:p>
            <text:p><text:span text:style-name="T5">files</text:span></text:p>
          </draw:text-box>
        </draw:frame>
        <draw:frame draw:style-name="gr55" draw:text-style-name="P21" draw:layer="layout" svg:width="1.713cm" svg:height="1.039cm" svg:x="3.032cm" svg:y="5.572cm">
          <draw:text-box>
            <text:p><text:span text:style-name="T5">wor</text:span><text:span text:style-name="T5">king</text:span></text:p>
            <text:p><text:span text:style-name="T5">tree</text:span></text:p>
          </draw:text-box>
        </draw:frame>
        <draw:frame draw:style-name="gr56" draw:text-style-name="P21" draw:layer="layout" svg:width="1.34cm" svg:height="0.645cm" svg:x="1.635cm" svg:y="6.738cm">
          <draw:text-box>
            <text:p><text:span text:style-name="T5">inde</text:span><text:span text:style-name="T5">x</text:span></text:p>
          </draw:text-box>
        </draw:frame>
        <draw:frame draw:style-name="gr57" draw:text-style-name="P14" draw:layer="layout" svg:width="3.626cm" svg:height="1.052cm" svg:x="1.909cm" svg:y="7.441cm">
          <draw:text-box>
            <text:p text:style-name="P13"><text:span text:style-name="T5">C</text:span><text:span text:style-name="T5">u</text:span><text:span text:style-name="T5">r</text:span><text:span text:style-name="T5">r</text:span><text:span text:style-name="T5">e</text:span><text:span text:style-name="T5">n</text:span><text:span text:style-name="T5">t </text:span><text:span text:style-name="T5">c</text:span><text:span text:style-name="T5">o</text:span><text:span text:style-name="T5">m</text:span><text:span text:style-name="T5">m</text:span><text:span text:style-name="T5">i</text:span><text:span text:style-name="T5">t </text:span><text:span text:style-name="T5">a</text:span><text:span text:style-name="T5">t </text:span><text:span text:style-name="T5">t</text:span><text:span text:style-name="T5">h</text:span><text:span text:style-name="T5">e</text:span><text:span text:style-name="T5"> </text:span><text:span text:style-name="T5">t</text:span><text:span text:style-name="T5">i</text:span><text:span text:style-name="T5">m</text:span><text:span text:style-name="T5">e</text:span><text:span text:style-name="T5"> </text:span><text:span text:style-name="T5">o</text:span><text:span text:style-name="T5">f </text:span><text:span text:style-name="T5">s</text:span><text:span text:style-name="T5">t</text:span><text:span text:style-name="T5">a</text:span><text:span text:style-name="T5">s</text:span><text:span text:style-name="T5">h</text:span><text:span text:style-name="T5">i</text:span><text:span text:style-name="T5">n</text:span><text:span text:style-name="T5">g</text:span></text:p>
          </draw:text-box>
        </draw:frame>
        <draw:frame draw:style-name="gr58" draw:text-style-name="P18" draw:layer="layout" svg:width="8.918cm" svg:height="3.329cm" svg:x="19.782cm" svg:y="12.685cm">
          <draw:text-box>
            <text:p><text:span text:style-name="T3">Unreachable obj:</text:span><text:span text:style-name="T5"> An obj which is </text:span><text:span text:style-name="T5">not reachable from any ref.</text:span></text:p>
            <text:p><text:span text:style-name="T3">Dangling obj:</text:span><text:span text:style-name="T5"> An unreachable obj </text:span><text:span text:style-name="T5">which is not directly referenced by </text:span><text:span text:style-name="T5">anything.</text:span></text:p>
            <text:p><text:span text:style-name="T3">Loose obj:</text:span><text:span text:style-name="T5"> An obj. stored as an </text:span><text:span text:style-name="T5">individual compressed file, as opposed </text:span><text:span text:style-name="T5">to within a packfile.</text:span></text:p>
            <text:p><text:span text:style-name="T3">Packfile:</text:span><text:span text:style-name="T5"> Multiple objs. delta </text:span><text:span text:style-name="T5">compressed in one file.</text:span></text:p>
          </draw:text-box>
        </draw:frame>
        <draw:frame draw:style-name="gr59" draw:text-style-name="P18" draw:layer="layout" svg:width="2.559cm" svg:height="0.725cm" svg:x="22.59cm" svg:y="2.688cm">
          <draw:text-box>
            <text:p><text:span text:style-name="T3">ob</text:span><text:span text:style-name="T3">jec</text:span><text:span text:style-name="T3">t </text:span><text:span text:style-name="T3">typ</text:span><text:span text:style-name="T3">e</text:span></text:p>
          </draw:text-box>
        </draw:frame>
        <draw:line draw:style-name="gr60" draw:text-style-name="P6" draw:layer="layout" svg:x1="20.939cm" svg:y1="6.715cm" svg:x2="20.939cm" svg:y2="5.826cm">
          <text:p/>
        </draw:line>
        <draw:frame draw:style-name="gr61" draw:text-style-name="P21" draw:layer="layout" svg:width="1.162cm" svg:height="0.645cm" svg:x="19.904cm" svg:y="6.197cm">
          <draw:text-box>
            <text:p><text:span text:style-name="T5">t</text:span><text:span text:style-name="T5">i</text:span><text:span text:style-name="T5">m</text:span><text:span text:style-name="T5">e</text:span></text:p>
          </draw:text-box>
        </draw:frame>
        <draw:line draw:style-name="gr62" draw:text-style-name="P6" draw:layer="layout" svg:x1="16.113cm" svg:y1="12.811cm" svg:x2="16.113cm" svg:y2="11.668cm">
          <text:p/>
        </draw:line>
        <draw:line draw:style-name="gr62" draw:text-style-name="P6" draw:layer="layout" svg:x1="16.748cm" svg:y1="13.954cm" svg:x2="16.748cm" svg:y2="16.367cm">
          <text:p/>
        </draw:line>
        <draw:line draw:style-name="gr62" draw:text-style-name="P6" draw:layer="layout" svg:x1="18.145cm" svg:y1="13.446cm" svg:x2="19.796cm" svg:y2="13.446cm">
          <text:p/>
        </draw:line>
        <draw:line draw:style-name="gr62" draw:text-style-name="P6" draw:layer="layout" svg:x1="16.113cm" svg:y1="13.827cm" svg:x2="12.049cm" svg:y2="15.097cm">
          <text:p/>
        </draw:line>
        <draw:line draw:style-name="gr62" draw:text-style-name="P6" draw:layer="layout" svg:x1="14.97cm" svg:y1="13.573cm" svg:x2="13.954cm" svg:y2="13.573cm">
          <text:p/>
        </draw:line>
        <draw:frame draw:style-name="gr63" draw:text-style-name="P29" draw:layer="layout" svg:width="4.318cm" svg:height="1.524cm" svg:x="10.017cm" svg:y="2.651cm">
          <draw:text-box>
            <text:p text:style-name="P13"><text:span text:style-name="T3">ori</text:span><text:span text:style-name="T3">gi</text:span><text:span text:style-name="T3">n: </text:span><text:span text:style-name="T5">Ju</text:span><text:span text:style-name="T5">st </text:span><text:span text:style-name="T5">the </text:span><text:span text:style-name="T5">def</text:span><text:span text:style-name="T5">aul</text:span><text:span text:style-name="T5">t </text:span><text:span text:style-name="T5">loc</text:span><text:span text:style-name="T5">al </text:span><text:span text:style-name="T5">na</text:span><text:span text:style-name="T5">me </text:span><text:span text:style-name="T5">for </text:span><text:span text:style-name="T5">a </text:span><text:span text:style-name="T5">re</text:span><text:span text:style-name="T5">mo</text:span><text:span text:style-name="T5">te</text:span></text:p>
          </draw:text-box>
        </draw:frame>
        <draw:line draw:style-name="gr9" draw:text-style-name="P6" draw:layer="layout" svg:x1="17.764cm" svg:y1="7.985cm" svg:x2="13.954cm" svg:y2="3.667cm">
          <text:p/>
        </draw:line>
        <draw:frame draw:style-name="gr64" draw:text-style-name="P6" draw:layer="layout" svg:width="0.784cm" svg:height="0.889cm" svg:x="22.695cm" svg:y="10.271cm">
          <draw:image xlink:href="Pictures/10000201000001FF00000242BCA532F0E56A1922.png" xlink:type="simple" xlink:show="embed" xlink:actuate="onLoad" loext:mime-type="image/png">
            <text:p/>
          </draw:image>
        </draw:frame>
        <draw:frame draw:style-name="gr64" draw:text-style-name="P6" draw:layer="layout" svg:width="0.784cm" svg:height="0.889cm" svg:x="21.574cm" svg:y="16.318cm">
          <draw:image xlink:href="Pictures/10000201000001FF00000242BCA532F0E56A1922.png" xlink:type="simple" xlink:show="embed" xlink:actuate="onLoad" loext:mime-type="image/png">
            <text:p/>
          </draw:image>
        </draw:frame>
        <draw:frame draw:style-name="gr64" draw:text-style-name="P6" draw:layer="layout" svg:width="0.784cm" svg:height="0.889cm" svg:x="19.271cm" svg:y="18.526cm">
          <draw:image xlink:href="Pictures/10000201000001FF00000242BCA532F0E56A1922.png" xlink:type="simple" xlink:show="embed" xlink:actuate="onLoad" loext:mime-type="image/png">
            <text:p/>
          </draw:image>
        </draw:frame>
        <draw:frame draw:style-name="gr65" draw:text-style-name="P30" draw:layer="layout" svg:width="5.595cm" svg:height="1.907cm" svg:x="22.964cm" svg:y="17.127cm">
          <draw:text-box>
            <text:p><text:span text:style-name="T12">R</text:span><text:span text:style-name="T12">e</text:span><text:span text:style-name="T12">m</text:span><text:span text:style-name="T12">ot</text:span><text:span text:style-name="T12">e</text:span><text:span text:style-name="T12">s:</text:span><text:span text:style-name="T13"> </text:span><text:span text:style-name="T13">Es</text:span><text:span text:style-name="T13">se</text:span><text:span text:style-name="T13">nti</text:span><text:span text:style-name="T13">all</text:span><text:span text:style-name="T13">y </text:span><text:span text:style-name="T13">a </text:span><text:span text:style-name="T13">pa</text:span><text:span text:style-name="T13">ir </text:span><text:span text:style-name="T13">U</text:span><text:span text:style-name="T13">RL </text:span><text:span text:style-name="T13">– </text:span><text:span text:style-name="T13">lo</text:span><text:span text:style-name="T13">ca</text:span><text:span text:style-name="T13">l </text:span><text:span text:style-name="T13">na</text:span><text:span text:style-name="T13">m</text:span><text:span text:style-name="T13">e, </text:span><text:span text:style-name="T13">e.</text:span><text:span text:style-name="T13">g. </text:span><text:span text:style-name="T13">htt</text:span><text:span text:style-name="T13">ps</text:span><text:span text:style-name="T13">://f</text:span><text:span text:style-name="T13">oo</text:span><text:span text:style-name="T13">/b</text:span><text:span text:style-name="T13">ar.</text:span><text:span text:style-name="T13">git </text:span><text:span text:style-name="T13">– </text:span><text:span text:style-name="T13">ori</text:span><text:span text:style-name="T13">gi</text:span><text:span text:style-name="T13">n. </text:span><text:span text:style-name="T13">St</text:span><text:span text:style-name="T13">or</text:span><text:span text:style-name="T13">ed </text:span><text:span text:style-name="T13">in </text:span><text:span text:style-name="T13">co</text:span><text:span text:style-name="T13">nfi</text:span><text:span text:style-name="T13">gu</text:span><text:span text:style-name="T13">rat</text:span><text:span text:style-name="T13">io</text:span><text:span text:style-name="T13">n.</text:span></text:p>
          </draw:text-box>
        </draw:frame>
        <draw:custom-shape draw:style-name="gr66" draw:text-style-name="P6" draw:layer="layout" svg:width="0.635cm" svg:height="3.554cm" svg:x="10.14cm" svg:y="5.572cm">
          <text:p/>
          <draw:enhanced-geometry svg:viewBox="0 0 21600 21600" draw:mirror-vertical="true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7" draw:text-style-name="P6" draw:layer="layout" svg:width="0.635cm" svg:height="2.286cm" svg:x="10.141cm" svg:y="9.255cm">
          <text:p/>
          <draw:enhanced-geometry svg:viewBox="0 0 21600 21600" draw:mirror-vertical="true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9" draw:text-style-name="P6" draw:layer="layout" svg:x1="28.178cm" svg:y1="4.556cm" svg:x2="20.05cm" svg:y2="4.556cm">
          <text:p/>
        </draw:line>
        <draw:custom-shape draw:style-name="gr68" draw:text-style-name="P20" draw:layer="layout" svg:width="1.121cm" svg:height="1.143cm" svg:x="26.555cm" svg:y="3.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0.994cm" svg:height="0.499cm" svg:x="21.618cm" svg:y="9.4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22.61cm" svg:y1="6.078cm" svg:x2="23.973cm" svg:y2="6.963cm" draw:start-shape="id3" draw:start-glue-point="1" draw:end-shape="id33" draw:end-glue-point="3" svg:d="M22610 6078l1363 885" svg:viewBox="0 0 1364 886">
          <text:p/>
        </draw:connector>
        <draw:connector draw:style-name="gr9" draw:text-style-name="P6" draw:layer="layout" draw:type="line" svg:x1="23.691cm" svg:y1="8.836cm" svg:x2="23.925cm" svg:y2="8.343cm" draw:start-shape="id5" draw:start-glue-point="1" draw:end-shape="id34" draw:end-glue-point="3" svg:d="M23691 8836l234-493" svg:viewBox="0 0 235 49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pitch="fixed"/>
    <style:font-face style:name="LM Mono 10" svg:font-family="'LM Mono 10'" style:font-pitch="fixed"/>
    <style:font-face style:name="LM Mono Light 10" svg:font-family="'LM Mono Light 10'" style:font-pitch="fixed"/>
    <style:font-face style:name="Courier New" svg:font-family="'Courier New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Diamond" svg:viewBox="0 0 3000 6000" svg:d="M1500 0l1500 3000-1500 3000-1500-3000z"/>
    <draw:marker draw:name="Short_20_line_20_Arrow" draw:display-name="Short line Arrow" svg:viewBox="0 0 3000 3000" svg:d="M1500 0l1500 2789v211h-114l-1286-2392v2392h-200v-2392l-1286 2392h-114v-211z"/>
    <draw:stroke-dash draw:name="Dotted" draw:style="rect" draw:dots1="1" draw:distance="0.15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5T18:42:55.225639636</meta:creation-date>
    <dc:date>2019-10-24T08:25:57.794998870</dc:date>
    <meta:editing-duration>PT15H11M58S</meta:editing-duration>
    <meta:editing-cycles>31</meta:editing-cycles>
    <meta:generator>LibreOffice/6.1.6.3$Linux_X86_64 LibreOffice_project/10$Build-3</meta:generator>
    <meta:print-date>2017-05-11T20:08:25.480800692</meta:print-date>
    <meta:document-statistic meta:object-count="121"/>
  </office:meta>
</office:document-meta>
</file>